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text-properties fo:font-size="16pt" style:font-name-asian="宋体1" style:font-size-asian="16pt" style:font-size-complex="16pt"/>
    </style:style>
    <style:style style:name="P4" style:family="paragraph" style:parent-style-name="Text_20_body">
      <style:paragraph-properties fo:margin-left="0cm" fo:margin-right="0cm" fo:text-indent="0.714cm" style:auto-text-indent="false"/>
      <style:text-properties fo:font-size="16pt" style:font-name-asian="宋体1" style:font-size-asian="16pt" style:font-size-complex="16pt"/>
    </style:style>
    <style:style style:name="P5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6" style:family="paragraph" style:parent-style-name="Text_20_body">
      <style:paragraph-properties fo:margin-left="1.349cm" fo:margin-right="0cm" fo:text-indent="-0.635cm" style:auto-text-indent="false"/>
      <style:text-properties fo:font-size="16pt" style:font-size-asian="16pt" style:font-size-complex="16pt"/>
    </style:style>
    <style:style style:name="P7" style:family="paragraph" style:parent-style-name="Text_20_body">
      <style:paragraph-properties fo:margin-left="0.714cm" fo:margin-right="0cm" fo:text-indent="0cm" style:auto-text-indent="false"/>
      <style:text-properties fo:color="#ff0000" fo:font-size="16pt" style:font-size-asian="16pt" style:font-size-complex="16pt"/>
    </style:style>
    <style:style style:name="P8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9" style:family="paragraph" style:parent-style-name="Heading_20_2">
      <style:text-properties fo:font-size="16pt" style:font-size-asian="16pt" style:font-size-complex="16pt"/>
    </style:style>
    <style:style style:name="P10" style:family="paragraph" style:parent-style-name="Heading_20_2">
      <style:text-properties fo:font-size="16pt" style:font-name-asian="宋体1" style:font-size-asian="16pt" style:font-weight-asian="bold" style:font-size-complex="16pt"/>
    </style:style>
    <style:style style:name="P11" style:family="paragraph" style:parent-style-name="Heading_20_1">
      <style:text-properties fo:font-size="16pt" style:font-size-asian="16pt" style:font-size-complex="16pt"/>
    </style:style>
    <style:style style:name="P12" style:family="paragraph" style:parent-style-name="Table_20_Contents">
      <style:text-properties fo:font-size="16pt" officeooo:rsid="000ab6b9" officeooo:paragraph-rsid="000ab6b9" style:font-size-asian="16pt" style:font-size-complex="16pt"/>
    </style:style>
    <style:style style:name="P13" style:family="paragraph" style:parent-style-name="Table_20_Contents">
      <style:text-properties fo:font-size="16pt" officeooo:rsid="000c9415" officeooo:paragraph-rsid="000c9415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0.5pt"/>
    </style:style>
    <style:style style:name="T3" style:family="text">
      <style:text-properties style:font-name-asian="宋体1" style:font-size-asian="16pt" style:font-weight-asian="bold"/>
    </style:style>
    <style:style style:name="T4" style:family="text">
      <style:text-properties style:font-name-asian="宋体1" style:font-weight-asian="bold"/>
    </style:style>
    <style:style style:name="T5" style:family="text">
      <style:text-properties fo:font-size="10.5pt"/>
    </style:style>
    <style:style style:name="T6" style:family="text">
      <style:text-properties style:font-name="Wingdings"/>
    </style:style>
    <style:style style:name="T7" style:family="text">
      <style:text-properties style:font-name="Wingdings" fo:font-size="10.5pt"/>
    </style:style>
    <style:style style:name="T8" style:family="text">
      <style:text-properties style:font-name="Calibri"/>
    </style:style>
    <style:style style:name="T9" style:family="text">
      <style:text-properties style:font-name="Calibri" fo:font-size="10.5pt"/>
    </style:style>
    <style:style style:name="T10" style:family="text">
      <style:text-properties fo:color="#ff0000"/>
    </style:style>
    <style:style style:name="T11" style:family="text">
      <style:text-properties fo:color="#ff0000" style:font-name="Wingdings"/>
    </style:style>
    <style:style style:name="T12" style:family="text">
      <style:text-properties fo:color="#ff0000" style:font-name="Wingdings" fo:font-size="10.5pt"/>
    </style:style>
    <style:style style:name="T13" style:family="text">
      <style:text-properties fo:color="#ff0000" style:font-name-asian="宋体1"/>
    </style:style>
    <style:style style:name="T14" style:family="text">
      <style:text-properties fo:color="#ff0000" style:font-name-asian="宋体1" style:font-size-asian="10.5pt"/>
    </style:style>
    <style:style style:name="T15" style:family="text">
      <style:text-properties fo:color="#ff0000" fo:font-size="10.5pt"/>
    </style:style>
    <style:style style:name="T16" style:family="text">
      <style:text-properties fo:color="#ff0000" style:font-name="Calibri"/>
    </style:style>
    <style:style style:name="T17" style:family="text">
      <style:text-properties fo:color="#ff0000" style:font-name="Calibri" fo:font-size="10.5pt"/>
    </style:style>
    <style:style style:name="T18" style:family="text">
      <style:text-properties style:font-name="Cambria" fo:font-size="16pt" fo:font-weight="bold"/>
    </style:style>
    <style:style style:name="T19" style:family="text">
      <style:text-properties style:font-name="Cambria" fo:font-weight="bold"/>
    </style:style>
    <style:style style:name="T20" style:family="text">
      <style:text-properties fo:font-size="16pt" fo:font-weight="bold"/>
    </style:style>
    <style:style style:name="T21" style:family="text">
      <style:text-properties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21">commons-fileupload</text:span></text:h>
      <text:p text:style-name="P2"><text:span text:style-name="T1">为什么使用</text:span>fileupload<text:span text:style-name="T1">：</text:span></text:p>
      <text:p text:style-name="P4">上传文件的要求比较多，需要记一下：</text:p>
      <text:p text:style-name="P6"><text:span text:style-name="T6">l</text:span><text:span text:style-name="T1">必须是</text:span>POST<text:span text:style-name="T1">表单；</text:span></text:p>
      <text:p text:style-name="P6"><text:span text:style-name="T6">l</text:span><text:span text:style-name="T1">表单的</text:span>enctype<text:span text:style-name="T1">必须是</text:span><text:span text:style-name="T8">multipart/form-data</text:span><text:span text:style-name="T1">；</text:span></text:p>
      <text:p text:style-name="P6"><text:span text:style-name="T6">l</text:span><text:span text:style-name="T1">在表单中添加</text:span>file<text:span text:style-name="T1">表单字段，即</text:span><text:span text:style-name="T8">&lt;input type=</text:span>”file”…/&gt;</text:p>
      <text:p text:style-name="P7">Servlet<text:span text:style-name="T1">的要求：</text:span></text:p>
      <text:p text:style-name="P6"><text:span text:style-name="T13">不能再使用</text:span><text:span text:style-name="T10">request.getParameter()</text:span><text:span text:style-name="T13">来获取表单数据；</text:span></text:p>
      <text:p text:style-name="P6"><text:span text:style-name="T11">l</text:span><text:span text:style-name="T13">可以使用</text:span><text:span text:style-name="T10">request.getInputStream()</text:span><text:span text:style-name="T13">得到所有的表单数据，而不是一个表单项的数据；</text:span></text:p>
      <text:p text:style-name="P6"><text:span text:style-name="T11">l</text:span><text:span text:style-name="T13">这说明不使用</text:span><text:span text:style-name="T10">fileupload</text:span><text:span text:style-name="T13">，我们需要自己来对</text:span><text:span text:style-name="T16">request.getInputStream()</text:span><text:span text:style-name="T13">的内容进行解析！！！</text:span></text:p>
      <text:h text:style-name="P9" text:outline-level="2"><text:span text:style-name="T21">1</text:span><text:span text:style-name="T4">　</text:span><text:span text:style-name="T19">fileupload</text:span><text:span text:style-name="T4">概述</text:span></text:h>
      <text:p text:style-name="P5">fileupload<text:span text:style-name="T1">是由</text:span><text:span text:style-name="T8">apache</text:span><text:span text:style-name="T1">的</text:span><text:span text:style-name="T8">commons</text:span><text:span text:style-name="T1">组件提供的上传组件。它最主要的工作就是帮我们解析</text:span><text:span text:style-name="T8">request.getInputStream()</text:span><text:span text:style-name="T1">。</text:span></text:p>
      <text:p text:style-name="P5">fileupload<text:span text:style-name="T1">组件需要的</text:span><text:span text:style-name="T8">JAR</text:span><text:span text:style-name="T1">包有：</text:span></text:p>
      <text:p text:style-name="P6"><text:span text:style-name="T6">l</text:span>commons-fileupload.jar<text:span text:style-name="T1">，核心包；</text:span></text:p>
      <text:p text:style-name="P6"><text:span text:style-name="T6">l</text:span>commons-io.jar<text:span text:style-name="T1">，依赖包。</text:span></text:p>
      <text:h text:style-name="P9" text:outline-level="2"><text:span text:style-name="T21">2</text:span><text:span text:style-name="T4">　</text:span><text:span text:style-name="T19">fileupload</text:span><text:span text:style-name="T4">简单应用</text:span></text:h>
      <text:p text:style-name="P2"><text:span text:style-name="T1">　　</text:span>fileupload<text:span text:style-name="T1">的核心类有：</text:span><text:span text:style-name="T8">DiskFileItemFactory</text:span><text:span text:style-name="T1">、</text:span><text:span text:style-name="T8">ServletFileUpload</text:span><text:span text:style-name="T1">、</text:span><text:span text:style-name="T8">FileItem</text:span><text:span text:style-name="T1">。</text:span></text:p>
      <text:p text:style-name="P5"><text:span text:style-name="T1">使用</text:span>fileupload<text:span text:style-name="T1">组件的步骤如下：</text:span></text:p>
      <text:p text:style-name="P6"><text:span text:style-name="T16">1.</text:span><text:span text:style-name="T13">创建工厂类</text:span><text:span text:style-name="T10">DiskFileItemFactory</text:span><text:span text:style-name="T13">对象：</text:span><text:span text:style-name="T16">DiskFileItemFactory factory = new DiskFileItemFactory()</text:span></text:p>
      <text:p text:style-name="P6"><text:span text:style-name="T16">2.</text:span><text:span text:style-name="T13">使用工厂创建解析器对象：</text:span><text:span text:style-name="T10">ServletFileUpload fileUpload = new ServletFileUpload(factory)</text:span></text:p>
      <text:p text:style-name="P6"><text:span text:style-name="T16">3.</text:span><text:span text:style-name="T13">使用解析器来解析</text:span><text:span text:style-name="T10">request</text:span><text:span text:style-name="T13">对象：</text:span><text:span text:style-name="T16">List&lt;FileItem&gt; list = fileUpload.parseRequest(request)</text:span></text:p>
      <text:p text:style-name="P8"><text:span text:style-name="T1">隆重介绍</text:span>FileItem<text:span text:style-name="T1">类，它才是我们最终要的结果。一个</text:span><text:span text:style-name="T8">FileItem</text:span><text:span text:style-name="T1">对</text:span><text:soft-page-break/><text:span text:style-name="T1">象对应一个表单项（表单字段）。一个表单中存在文件字段和普通字段，可以使用</text:span><text:span text:style-name="T8">FileItem</text:span><text:span text:style-name="T1">类的</text:span><text:span text:style-name="T8">isFormField()</text:span><text:span text:style-name="T1">方法来判断表单字段是否为普通字段，如果不是普通字段，那么就是文件字段了。</text:span></text:p>
      <text:p text:style-name="P6"><text:span text:style-name="T6">l</text:span>String getName()<text:span text:style-name="T1">：获取文件字段的文件名称；</text:span></text:p>
      <text:p text:style-name="P6"><text:span text:style-name="T6">l</text:span>String getString()<text:span text:style-name="T1">：获取字段的内容，如果是文件字段，那么获取的是文件内容，当然上传的文件必须是文本文件；</text:span></text:p>
      <text:p text:style-name="P6"><text:span text:style-name="T6">l</text:span>String getFieldName()<text:span text:style-name="T1">：获取字段名称，例如：</text:span><text:span text:style-name="T8">&lt;input type=</text:span>”text”name=”username”/&gt;<text:span text:style-name="T1">，返回的是</text:span><text:span text:style-name="T8">username</text:span><text:span text:style-name="T1">；</text:span></text:p>
      <text:p text:style-name="P6"><text:span text:style-name="T6">l</text:span>String getContentType()<text:span text:style-name="T1">：获取上传的文件的类型，例如：</text:span><text:span text:style-name="T8">text/plain</text:span><text:span text:style-name="T1">。</text:span></text:p>
      <text:p text:style-name="P6"><text:span text:style-name="T6">l</text:span><text:span text:style-name="T8">L</text:span>ong getSize()<text:span text:style-name="T1">：获取上传文件的大小；</text:span></text:p>
      <text:p text:style-name="P6"><text:span text:style-name="T6">l</text:span>boolean isFormField()<text:span text:style-name="T1">：判断当前表单字段是否为普通文本字段，如果返回</text:span><text:span text:style-name="T8">false</text:span><text:span text:style-name="T1">，说明是文件字段；</text:span></text:p>
      <text:p text:style-name="P6"><text:span text:style-name="T6">l</text:span>InputStream getInputStream()<text:span text:style-name="T1">：获取上传文件对应的输入流；</text:span></text:p>
      <text:p text:style-name="P6"><text:span text:style-name="T6">l</text:span>void write(File)<text:span text:style-name="T1">：把上传的文件保存到指定文件中。</text:span></text:p>
      <text:h text:style-name="P10" text:outline-level="2">简单上传示例</text:h>
      <text:p text:style-name="P2"><text:span text:style-name="T6">l</text:span><text:span text:style-name="T1">表单包含一个用户名字段，以及一个文件字段；</text:span></text:p>
      <text:p text:style-name="P6"><text:span text:style-name="T6">l</text:span>Servlet<text:span text:style-name="T1">保存上传的文件到</text:span><text:span text:style-name="T8">uploads</text:span><text:span text:style-name="T1">目录，显示用户名，文件名，文件大小，文件类型。</text:span></text:p>
      <text:p text:style-name="P4">第一步：</text:p>
      <text:p text:style-name="P5"><text:span text:style-name="T1">完成</text:span>index.jsp<text:span text:style-name="T1">，只需要一个表单。注意表单必须是</text:span><text:span text:style-name="T8">post</text:span><text:span text:style-name="T1">的，而且</text:span><text:span text:style-name="T8">enctype</text:span><text:span text:style-name="T1">必须是</text:span><text:span text:style-name="T8">mulitpart/form-data</text:span><text:span text:style-name="T1">的。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2">&lt;form action="/file_upload1/RegisetServlet" method="post" enctype="multipart/form-data"&gt;</text:p>
            <text:p text:style-name="P12">用户:&lt;input name="username" type="text"&gt;</text:p>
            <text:p text:style-name="P12">密码:&lt;input name="password" type="password"&gt;</text:p>
            <text:p text:style-name="P12">照片:&lt;input type="file" name="pic"&gt;</text:p>
            <text:p text:style-name="P12">&lt;input type="submit" value="提交"&gt;</text:p>
            <text:p text:style-name="P12">&lt;/form&gt;</text:p>
          </table:table-cell>
        </table:table-row>
      </table:table>
      <text:p text:style-name="P1"/>
      <text:p text:style-name="P1"/>
      <text:p text:style-name="P1"/>
      <text:p text:style-name="P1"/>
      <text:p text:style-name="P3"><text:soft-page-break/>第二步：</text:p>
      <text:p text:style-name="P5"><text:span text:style-name="T1">完成</text:span>FileUploadServlet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3"><text:s/>//创键接收文件工厂类</text:p>
            <text:p text:style-name="P13"><text:tab/><text:tab/>DiskFileItemFactory factory=new DiskFileItemFactory();</text:p>
            <text:p text:style-name="P13"><text:tab/><text:tab/>//创建文件解析对象</text:p>
            <text:p text:style-name="P13"><text:tab/><text:tab/>ServletFileUpload <text:s/>sfu=new ServletFileUpload(factory);</text:p>
            <text:p text:style-name="P13"><text:tab/><text:tab/></text:p>
            <text:p text:style-name="P13"><text:tab/><text:tab/>try {</text:p>
            <text:p text:style-name="P13"><text:tab/><text:tab/><text:tab/>//解析request获得表单的每一文件项(包含普通文本域)</text:p>
            <text:p text:style-name="P13"><text:tab/><text:tab/><text:tab/>List&lt;FileItem&gt; filist=sfu.parseRequest(request);</text:p>
            <text:p text:style-name="P13"><text:tab/><text:tab/><text:tab/>//遍历每一个文本项</text:p>
            <text:p text:style-name="P13"><text:tab/><text:tab/><text:tab/>for(FileItem fi:filist){</text:p>
            <text:p text:style-name="P13"><text:tab/><text:tab/><text:tab/><text:tab/>//获得原始文件名</text:p>
            <text:p text:style-name="P13"><text:tab/><text:tab/><text:tab/><text:tab/>String origFileName=fi.getName();</text:p>
            <text:p text:style-name="P13"><text:tab/><text:tab/><text:tab/><text:tab/>//获得文本域项的内容</text:p>
            <text:p text:style-name="P13"><text:tab/><text:tab/><text:tab/><text:tab/>String content=fi.getString();</text:p>
            <text:p text:style-name="P13"><text:tab/><text:tab/><text:tab/><text:tab/>//获得文本域的名字</text:p>
            <text:p text:style-name="P13"><text:tab/><text:tab/><text:tab/><text:tab/>String fieldname=fi.getFieldName();</text:p>
            <text:p text:style-name="P13"><text:tab/><text:tab/><text:tab/><text:tab/>//文本域的内容类型</text:p>
            <text:p text:style-name="P13"><text:tab/><text:tab/><text:tab/><text:tab/>String contentType=fi.getContentType();</text:p>
            <text:p text:style-name="P13"><text:tab/><text:tab/><text:tab/><text:tab/>//获得文件的大小,以字节为单位</text:p>
            <text:p text:style-name="P13"><text:tab/><text:tab/><text:tab/><text:tab/>long size=fi.getSize();</text:p>
            <text:p text:style-name="P13"><text:tab/><text:tab/><text:tab/><text:tab/>//获得是否是普通文本,如果true是普通字段，如果是false是文件字段</text:p>
            <text:p text:style-name="P13"><text:tab/><text:tab/><text:tab/><text:tab/>boolean isfieldFrom=fi.isFormField();</text:p>
            <text:p text:style-name="P13"><text:tab/><text:tab/><text:tab/><text:tab/>System.out.println("原始文件名:"+origFileName);</text:p>
            <text:p text:style-name="P13"><text:tab/><text:tab/><text:tab/><text:tab/>System.out.println("文本项内容:"+content);</text:p>
            <text:p text:style-name="P13"><text:tab/><text:tab/><text:tab/><text:tab/>System.out.println("文本域名字:"+fieldname);</text:p>
            <text:p text:style-name="P13"><text:tab/><text:tab/><text:tab/><text:tab/>System.out.println("文本域类型:"+contentType);</text:p>
            <text:p text:style-name="P13"><text:tab/><text:tab/><text:tab/><text:tab/>System.out.println("文件大小:"+size);</text:p>
            <text:p text:style-name="P13"><text:tab/><text:tab/><text:tab/><text:tab/>System.out.println("是否是文件:"+isfieldFrom);</text:p>
            <text:p text:style-name="P13"><text:tab/><text:tab/><text:tab/><text:tab/>System.out.println("----------------");</text:p>
            <text:p text:style-name="P13"><text:tab/><text:tab/><text:tab/>}</text:p>
            <text:p text:style-name="P13"><text:tab/><text:tab/><text:tab/></text:p>
            <text:p text:style-name="P13"><text:tab/><text:tab/><text:tab/></text:p>
            <text:p text:style-name="P13"><text:tab/><text:tab/>} catch (FileUploadException e) {</text:p>
            <text:p text:style-name="P13"><text:tab/><text:tab/><text:tab/></text:p>
            <text:p text:style-name="P13"><text:soft-page-break/><text:tab/><text:tab/><text:tab/>e.printStackTrace();</text:p>
            <text:p text:style-name="P13"><text:tab/><text:tab/>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9S</meta:editing-duration>
    <meta:editing-cycles>5</meta:editing-cycles>
    <meta:generator>LibreOffice/5.3.0.3$Windows_X86_64 LibreOffice_project/7074905676c47b82bbcfbea1aeefc84afe1c50e1</meta:generator>
    <dc:date>2018-03-22T10:56:39.776000000</dc:date>
    <meta:document-statistic meta:table-count="2" meta:image-count="0" meta:object-count="0" meta:page-count="4" meta:paragraph-count="79" meta:word-count="889" meta:character-count="2688" meta:non-whitespace-character-count="2516"/>
    <meta:user-defined meta:name="Info 1"/>
    <meta:user-defined meta:name="Info 2"/>
    <meta:user-defined meta:name="Info 3"/>
    <meta:user-defined meta:name="Info 4"/>
  </office:meta>
</office:document-meta>
</file>